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Waltham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mmingham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versto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roft_Bak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arth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eshne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old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ut_of_are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eneag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arboroug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dney_Sussex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umberston_and_New_Waltha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est_Mars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nkow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ast_Marsh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3T18:46:40.041000000</meta:creation-date>
    <dc:date>2025-06-03T18:52:33.912000000</dc:date>
    <meta:editing-duration>PT6M12S</meta:editing-duration>
    <meta:editing-cycles>1</meta:editing-cycles>
    <meta:document-statistic meta:table-count="1" meta:cell-count="36" meta:object-count="0"/>
    <meta:generator>LibreOffice/6.1.3.2$Windows_X86_64 LibreOffice_project/86daf60bf00efa86ad547e59e09d6bb77c699acb</meta:generator>
  </office:meta>
</office:document-meta>
</file>